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2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direction="ltr" style:rotation-align="top" style:vertical-align="bottom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mama-tolanam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व्यक्तिः</text:p>
          </table:table-cell>
          <table:table-cell office:value-type="string">
            <text:p>विषयः</text:p>
          </table:table-cell>
          <table:table-cell office:value-type="string">
            <text:p>उपविषयः</text:p>
          </table:table-cell>
          <table:table-cell office:value-type="string">
            <text:p>तोलनम्</text:p>
          </table:table-cell>
          <table:table-cell office:value-type="string">
            <text:p>विवरणम्</text:p>
          </table:table-cell>
          <table:table-cell office:value-type="string">
            <text:p>घटना</text:p>
          </table:table-cell>
          <table:table-cell office:value-type="string">
            <text:p>घटनादिनम्</text:p>
          </table:table-cell>
          <table:table-cell table:number-columns-repeated="1017"/>
        </table:table-row>
        <table:table-row table:style-name="ro1">
          <table:table-cell office:value-type="string">
            <text:p>अमुक</text:p>
          </table:table-cell>
          <table:table-cell office:value-type="string">
            <text:p>अहङ्कारः</text:p>
          </table:table-cell>
          <table:table-cell table:number-columns-repeated="1022"/>
        </table:table-row>
        <table:table-row table:style-name="ro1">
          <table:table-cell office:value-type="string">
            <text:p>अमुक</text:p>
          </table:table-cell>
          <table:table-cell office:value-type="string">
            <text:p>बुद्धिः</text:p>
          </table:table-cell>
          <table:table-cell table:number-columns-repeated="1022"/>
        </table:table-row>
        <table:table-row table:style-name="ro1">
          <table:table-cell office:value-type="string">
            <text:p>अमुक</text:p>
          </table:table-cell>
          <table:table-cell office:value-type="string">
            <text:p>वचनबद्धता</text:p>
          </table:table-cell>
          <table:table-cell office:value-type="string">
            <text:p>मैत्रे</text:p>
          </table:table-cell>
          <table:table-cell table:number-columns-repeated="1021"/>
        </table:table-row>
        <table:table-row table:style-name="ro1">
          <table:table-cell office:value-type="string">
            <text:p>अमुक</text:p>
          </table:table-cell>
          <table:table-cell office:value-type="string">
            <text:p>करुणा</text:p>
          </table:table-cell>
          <table:table-cell table:number-columns-repeated="1022"/>
        </table:table-row>
        <table:table-row table:style-name="ro1">
          <table:table-cell office:value-type="string">
            <text:p>अमुक</text:p>
          </table:table-cell>
          <table:table-cell office:value-type="string">
            <text:p>वचनबद्धता</text:p>
          </table:table-cell>
          <table:table-cell office:value-type="string">
            <text:p>कार्ये</text:p>
          </table:table-cell>
          <table:table-cell table:number-columns-repeated="1021"/>
        </table:table-row>
        <table:table-row table:style-name="ro1">
          <table:table-cell office:value-type="string">
            <text:p>अमुक</text:p>
          </table:table-cell>
          <table:table-cell office:value-type="string">
            <text:p>कौशलम्</text:p>
          </table:table-cell>
          <table:table-cell table:number-columns-repeated="1022"/>
        </table:table-row>
        <table:table-row table:style-name="ro1">
          <table:table-cell office:value-type="string">
            <text:p>अमुक</text:p>
          </table:table-cell>
          <table:table-cell office:value-type="string">
            <text:p>आसक्तिः</text:p>
          </table:table-cell>
          <table:table-cell table:number-columns-repeated="1022"/>
        </table:table-row>
        <table:table-row table:style-name="ro1">
          <table:table-cell office:value-type="string">
            <text:p>अमुक</text:p>
          </table:table-cell>
          <table:table-cell table:style-name="ce2" office:value-type="string">
            <text:p>आसक्तिः</text:p>
          </table:table-cell>
          <table:table-cell table:style-name="ce2" office:value-type="string">
            <text:p>धार्मिकी</text:p>
          </table:table-cell>
          <table:table-cell table:number-columns-repeated="1021"/>
        </table:table-row>
        <table:table-row table:style-name="ro1">
          <table:table-cell office:value-type="string">
            <text:p>अमुक</text:p>
          </table:table-cell>
          <table:table-cell office:value-type="string">
            <text:p>वचनबद्धता</text:p>
          </table:table-cell>
          <table:table-cell table:style-name="ce2" office:value-type="string">
            <text:p>अमैत्रे</text:p>
          </table:table-cell>
          <table:table-cell table:number-columns-repeated="1021"/>
        </table:table-row>
        <table:table-row table:style-name="ro1">
          <table:table-cell office:value-type="string">
            <text:p>अमुक</text:p>
          </table:table-cell>
          <table:table-cell table:style-name="ce2" office:value-type="string">
            <text:p>विचारः</text:p>
          </table:table-cell>
          <table:table-cell table:style-name="ce2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ya-marshaH" table:style-name="ta1">
        <table:table-column table:style-name="co1" table:number-columns-repeated="1024" table:default-cell-style-name="ce2"/>
        <table:table-row table:style-name="ro1">
          <table:table-cell table:style-name="ce1" office:value-type="string">
            <text:p>व्यक्तिः</text:p>
          </table:table-cell>
          <table:table-cell table:style-name="ce1" office:value-type="string">
            <text:p>विषयः</text:p>
          </table:table-cell>
          <table:table-cell table:style-name="ce1" office:value-type="string">
            <text:p>उपविषयः</text:p>
          </table:table-cell>
          <table:table-cell table:style-name="ce1" office:value-type="string">
            <text:p>तोलनम्</text:p>
          </table:table-cell>
          <table:table-cell table:style-name="ce1" office:value-type="string">
            <text:p>विवरणम्</text:p>
          </table:table-cell>
          <table:table-cell table:style-name="ce1" office:value-type="string">
            <text:p>घटना</text:p>
          </table:table-cell>
          <table:table-cell table:style-name="ce1" office:value-type="string">
            <text:p>घटनादिनम्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अमुक</text:p>
          </table:table-cell>
          <table:table-cell table:style-name="ce1" office:value-type="string">
            <text:p>अहङ्कारः</text:p>
          </table:table-cell>
          <table:table-cell table:style-name="ce1" office:value-type="string">
            <text:p>प्रतिष्ठा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>
            <text:p>अमुक</text:p>
          </table:table-cell>
          <table:table-cell table:style-name="ce1" office:value-type="string">
            <text:p>बुद्धिः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>
            <text:p>अमुक</text:p>
          </table:table-cell>
          <table:table-cell table:style-name="ce1" office:value-type="string">
            <text:p>व्यवहारः</text:p>
          </table:table-cell>
          <table:table-cell table:style-name="ce1" office:value-type="string">
            <text:p>मैत्रे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>
            <text:p>अमुक</text:p>
          </table:table-cell>
          <table:table-cell table:style-name="ce1" office:value-type="string">
            <text:p>करुणा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>
            <text:p>अमुक</text:p>
          </table:table-cell>
          <table:table-cell table:style-name="ce1" office:value-type="string">
            <text:p>व्यवहारः</text:p>
          </table:table-cell>
          <table:table-cell table:style-name="ce1" office:value-type="string">
            <text:p>कार्ये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>
            <text:p>अमुक</text:p>
          </table:table-cell>
          <table:table-cell table:style-name="ce1" office:value-type="string">
            <text:p>कौशलम्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>
            <text:p>अमुक</text:p>
          </table:table-cell>
          <table:table-cell table:style-name="ce1" office:value-type="string">
            <text:p>आसक्तिः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>
            <text:p>अमुक</text:p>
          </table:table-cell>
          <table:table-cell office:value-type="string">
            <text:p>आसक्तिः</text:p>
          </table:table-cell>
          <table:table-cell office:value-type="string">
            <text:p>धार्मिकी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अमुक</text:p>
          </table:table-cell>
          <table:table-cell office:value-type="string">
            <text:p>व्यवहारः</text:p>
          </table:table-cell>
          <table:table-cell office:value-type="string">
            <text:p>अमैत्रे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अमुक</text:p>
          </table:table-cell>
          <table:table-cell office:value-type="string">
            <text:p>विचारः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अमुक</text:p>
          </table:table-cell>
          <table:table-cell office:value-type="string">
            <text:p>संस्कारः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sa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shvas Vasuki</meta:initial-creator>
    <meta:creation-date>2012-12-03T22:15:02</meta:creation-date>
    <dc:date>2012-12-03T23:12:37</dc:date>
    <dc:creator>Vishvas Vasuki</dc:creator>
    <meta:editing-duration>PT51M10S</meta:editing-duration>
    <meta:editing-cycles>7</meta:editing-cycles>
    <meta:generator>LibreOffice/3.5$Linux_X86_64 LibreOffice_project/350m1$Build-2</meta:generator>
    <meta:document-statistic meta:table-count="2" meta:cell-count="65" meta:object-count="0"/>
  </office:meta>
</office:document-meta>
</file>